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D0000000D6A95D0A6.png" manifest:media-type="image/png"/>
  <manifest:file-entry manifest:full-path="Pictures/10001E3B000005AD0000017AFE3DB227.svg" manifest:media-type="image/svg+xml"/>
  <manifest:file-entry manifest:full-path="Pictures/10000001000000450000000A8A2656EF.png" manifest:media-type="image/png"/>
  <manifest:file-entry manifest:full-path="Pictures/10000001000000450000000A3B58EFC1.png" manifest:media-type="image/png"/>
  <manifest:file-entry manifest:full-path="Pictures/1000330300000B380000015FB21AF676.svg" manifest:media-type="image/svg+xml"/>
  <manifest:file-entry manifest:full-path="Pictures/10000001000000370000000E9AD02F84.png" manifest:media-type="image/png"/>
  <manifest:file-entry manifest:full-path="Pictures/10000CF10000024F0000012B5752DCEB.svg" manifest:media-type="image/svg+xml"/>
  <manifest:file-entry manifest:full-path="Pictures/10000E0B0000033E00000102F4D6CFD6.svg" manifest:media-type="image/svg+xml"/>
  <manifest:file-entry manifest:full-path="Pictures/10001AEC0000072F000001036629628A.svg" manifest:media-type="image/svg+xml"/>
  <manifest:file-entry manifest:full-path="Pictures/10001ACD0000072300000103FC6F4ADE.svg" manifest:media-type="image/svg+xml"/>
  <manifest:file-entry manifest:full-path="Pictures/10000001000000210000000B3C08C6CF.png" manifest:media-type="image/png"/>
  <manifest:file-entry manifest:full-path="Pictures/10000001000000160000000BADB0F294.png" manifest:media-type="image/png"/>
  <manifest:file-entry manifest:full-path="Pictures/10000F0B0000037100000124B16881BE.svg" manifest:media-type="image/svg+xml"/>
  <manifest:file-entry manifest:full-path="Pictures/100000010000001F0000000A482CAB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CMU Serif" svg:font-family="'CMU Serif'" style:font-family-generic="roman"/>
    <style:font-face style:name="CMU Serif1" svg:font-family="'CMU Serif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189" officeooo:paragraph-rsid="00018189"/>
    </style:style>
    <style:style style:name="P2" style:family="paragraph" style:parent-style-name="Standard">
      <style:text-properties style:font-name="CMU Serif1" fo:font-size="10pt" officeooo:rsid="00018189" officeooo:paragraph-rsid="00018189" style:font-size-asian="10pt" style:font-size-complex="10pt"/>
    </style:style>
    <style:style style:name="P3" style:family="paragraph" style:parent-style-name="Standard">
      <style:text-properties fo:font-size="10pt" officeooo:rsid="00018189" officeooo:paragraph-rsid="00018189" style:font-size-asian="8.75pt" style:font-size-complex="10pt"/>
    </style:style>
    <style:style style:name="P4" style:family="paragraph" style:parent-style-name="Standard">
      <style:text-properties fo:font-variant="normal" fo:text-transform="none" fo:color="#000000" loext:opacity="100%" style:text-line-through-style="none" style:text-line-through-type="none" style:font-name="CMU Serif1" fo:font-size="10pt" fo:font-style="normal" style:text-underline-style="none" fo:font-weight="normal" officeooo:rsid="00018189" officeooo:paragraph-rsid="00018189" style:text-blinking="false" fo:background-color="transparen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CMU Serif1" fo:font-size="10pt" fo:font-style="normal" style:text-underline-style="none" fo:font-weight="normal" officeooo:rsid="00018189" officeooo:paragraph-rsid="00018189" style:text-blinking="false" fo:background-color="transparent" style:font-size-asian="10pt" style:font-size-complex="10pt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 style:parent-style-name="Standard">
      <style:text-properties style:font-name="CMU Serif1" fo:font-size="10pt" officeooo:rsid="0002e468" officeooo:paragraph-rsid="0002e468" style:font-size-asian="10pt" style:font-size-complex="10pt"/>
    </style:style>
    <style:style style:name="P8" style:family="paragraph" style:parent-style-name="Standard">
      <style:text-properties style:font-name="CMU Serif1" fo:font-size="10pt" officeooo:rsid="00049543" officeooo:paragraph-rsid="00049543" style:font-size-asian="10pt" style:font-size-complex="10pt"/>
    </style:style>
    <style:style style:name="P9" style:family="paragraph" style:parent-style-name="Standard">
      <style:text-properties style:text-position="0% 100%" style:font-name="CMU Serif1" fo:font-size="10pt" officeooo:rsid="00049543" officeooo:paragraph-rsid="00049543" style:font-size-asian="10pt" style:font-size-complex="10pt"/>
    </style:style>
    <style:style style:name="P10" style:family="paragraph" style:parent-style-name="Standard">
      <style:text-properties style:font-name="CMU Serif1" fo:font-size="10pt" officeooo:rsid="00049543" officeooo:paragraph-rsid="0005f6f4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style:text-position="0% 100%"/>
    </style:style>
    <style:style style:name="T3" style:family="text">
      <style:text-properties officeooo:rsid="0002e468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05f6f4" style:text-blinking="false" fo:background-color="transparent" loext:char-shading-value="0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ciones</text:p>
      <text:p text:style-name="P2">Ejercicio 1</text:p>
      <text:p text:style-name="P2"><text:span text:style-name="T1">Sean A={1,2,3,4}, B={a,b,c,d} y sea R={(1,a),(3,c),(4,a)}. Determine Dom(R) y Img(R). </text:span></text:p>
      <text:p text:style-name="P2"><text:span text:style-name="T1">Dom(R) = {1, 3, 4}; Img(R) = {a, c}</text:span></text:p>
      <text:p text:style-name="P3"/>
      <text:p text:style-name="P2">Ejercicio 2</text:p>
      <text:p text:style-name="P4">Dados los conjuntos A={1, 2, 3, 4} y B={0, 1, 3}, y sea </text:p>
      <text:p text:style-name="P5"><text:span text:style-name="T2"><draw:frame text:anchor-type="as-char" svg:y="-0.258cm" draw:z-index="0" draw:style-name="gr16" draw:text-style-name="P6" svg:width="1.839cm" svg:height="0.258cm"><draw:image xlink:href="Pictures/10001AEC0000072F000001036629628A.svg" xlink:type="simple" xlink:show="embed" xlink:actuate="onLoad" draw:mime-type="image/svg+xml"><text:p/></draw:image><draw:image xlink:href="Pictures/10000001000000450000000A8A2656EF.png" xlink:type="simple" xlink:show="embed" xlink:actuate="onLoad" draw:mime-type="image/png"/><svg:title>TexMaths</svg:title><svg:desc>10§inline§R: A \longrightarrow B§svg§600§FALSE§</svg:desc></draw:frame></text:span><text:s/>la relación definida por <text:span text:style-name="T2"><draw:frame text:anchor-type="as-char" svg:y="-0.282cm" draw:z-index="1" draw:style-name="gr15" draw:text-style-name="P6" svg:width="1.452cm" svg:height="0.378cm"><draw:image xlink:href="Pictures/10001E3B000005AD0000017AFE3DB227.svg" xlink:type="simple" xlink:show="embed" xlink:actuate="onLoad" draw:mime-type="image/svg+xml"><text:p/></draw:image><draw:image xlink:href="Pictures/10000001000000370000000E9AD02F84.png" xlink:type="simple" xlink:show="embed" xlink:actuate="onLoad" draw:mime-type="image/png"/><svg:title>TexMaths</svg:title><svg:desc>10§inline§(a, b) \in R§svg§600§FALSE§</svg:desc></draw:frame></text:span><text:s/>si y sólo sí a&lt;b</text:p>
      <text:p text:style-name="P4">Exprese la relación R por extensión (enumerando todos sus pares) y determine su dominio y su imagen. </text:p>
      <text:p text:style-name="P2">R = {<text:span text:style-name="T3">(1, 3), (2, 3)</text:span>} <text:span text:style-name="T3">entonce Dom(R) = {1, 2} y Img(R) = {3}</text:span></text:p>
      <text:p text:style-name="P2"/>
      <text:p text:style-name="P7">Ejercicio 3</text:p>
      <text:p text:style-name="P7"><text:span text:style-name="T1">Sea A={3, 4, 6, 8}, y sea </text:span><text:span text:style-name="T4"><draw:frame text:anchor-type="as-char" svg:y="-0.258cm" draw:z-index="2" draw:style-name="gr14" draw:text-style-name="P6" svg:width="1.826cm" svg:height="0.258cm"><draw:image xlink:href="Pictures/10001ACD0000072300000103FC6F4ADE.svg" xlink:type="simple" xlink:show="embed" xlink:actuate="onLoad" draw:mime-type="image/svg+xml"><text:p/></draw:image><draw:image xlink:href="Pictures/10000001000000450000000A3B58EFC1.png" xlink:type="simple" xlink:show="embed" xlink:actuate="onLoad" draw:mime-type="image/png"/><svg:title>TexMaths</svg:title><svg:desc>10§inline§R: A \longrightarrow A§svg§600§FALSE§</svg:desc></draw:frame></text:span><text:span text:style-name="T1"><text:s/>la relación definida por </text:span><text:span text:style-name="T1"><draw:frame text:anchor-type="as-char" svg:y="-0.282cm" draw:z-index="3" draw:style-name="gr13" draw:text-style-name="P6" svg:width="1.452cm" svg:height="0.378cm"><draw:image xlink:href="Pictures/10001E3B000005AD0000017AFE3DB227.svg" xlink:type="simple" xlink:show="embed" xlink:actuate="onLoad" draw:mime-type="image/svg+xml"><text:p/></draw:image><draw:image xlink:href="Pictures/10000001000000370000000E9AD02F84.png" xlink:type="simple" xlink:show="embed" xlink:actuate="onLoad" draw:mime-type="image/png"/><svg:title>TexMaths</svg:title><svg:desc>10§inline§(a, b) \in R§svg§600§FALSE§</svg:desc></draw:frame></text:span><text:span text:style-name="T1"><text:s/>si y sólo si a+b&lt;10. Exprese la relación R por extensión (enumerando todos sus pares) y determine su dominio y su imagen.</text:span></text:p>
      <text:p text:style-name="P7"><text:span text:style-name="T1">R = {(3, 3),(3, 4),(3, 6),(4, 3),(4, 4),(6, 3)} entonces Dom(R)={3, 4, 6} y Img(R)={3, 4, 6}</text:span></text:p>
      <text:p text:style-name="P7"><text:span text:style-name="T1"/></text:p>
      <text:p text:style-name="P8"><text:span text:style-name="T1">Ejericicio 4</text:span></text:p>
      <text:p text:style-name="P8"><text:span text:style-name="T1">Dados los conjuntos A={flor, mono, perro} y B={pelota, pochoclo} sea R={(mono, pochoclo),(flor, pelota),(mono, pelota)}. Exprese por extención la relacion </text:span><text:span text:style-name="T4"><draw:frame text:anchor-type="as-char" svg:y="-0.298cm" draw:z-index="4" draw:style-name="gr12" draw:text-style-name="P6" svg:width="0.59cm" svg:height="0.299cm"><draw:image xlink:href="Pictures/10000CF10000024F0000012B5752DCEB.svg" xlink:type="simple" xlink:show="embed" xlink:actuate="onLoad" draw:mime-type="image/svg+xml"><text:p/></draw:image><draw:image xlink:href="Pictures/10000001000000160000000BADB0F294.png" xlink:type="simple" xlink:show="embed" xlink:actuate="onLoad" draw:mime-type="image/png"/><svg:title>TexMaths</svg:title><svg:desc>10§inline§R^{-1}§svg§600§FALSE§</svg:desc></draw:frame></text:span><text:span text:style-name="T4"><text:s/>y complete</text:span></text:p>
      <text:p text:style-name="P9"><text:span text:style-name="T1">R⁻¹={(pochoclo, mono), (pelota, flor), (pelota, mono)}</text:span></text:p>
      <text:p text:style-name="P8"><text:span text:style-name="T4">R: A → B; Dom(R)={mono, flor}; Img(R)={pochoclo, pelota}</text:span></text:p>
      <text:p text:style-name="P8"><text:span text:style-name="T4">R⁻¹: B → A: Dom(R)={pochoclo, pelota}; Img(R)={mono, flor}</text:span></text:p>
      <text:p text:style-name="P8"><text:span text:style-name="T4"/></text:p>
      <text:p text:style-name="P8"><text:span text:style-name="T4">Ejercicio 5</text:span></text:p>
      <text:p text:style-name="P8"><text:span text:style-name="T4">En una reunión de amigos, donde están presentes Martina, Patricio, Daniela, José, Victoria y Dante se determina quienes son dueños de perros y gatos. Martina y José tienen perros, Patricio, Dante y Daniela son dueños de gatos mientras que Victoria tiene un perro y un gato. </text:span></text:p>
      <text:p text:style-name="P8"><text:span text:style-name="T4"/></text:p>
      <text:p text:style-name="P10"><text:span text:style-name="T4">a) R: A={Martina, Patricio, Daniela, José, Victoria, Dante} → B={perro, gato}; sea </text:span><text:span text:style-name="T4"><draw:frame text:anchor-type="as-char" svg:y="-0.275cm" draw:z-index="5" draw:style-name="gr11" draw:text-style-name="P6" svg:width="0.881cm" svg:height="0.292cm"><draw:image xlink:href="Pictures/10000F0B0000037100000124B16881BE.svg" xlink:type="simple" xlink:show="embed" xlink:actuate="onLoad" draw:mime-type="image/svg+xml"><text:p/></draw:image><draw:image xlink:href="Pictures/10000001000000210000000B3C08C6CF.png" xlink:type="simple" xlink:show="embed" xlink:actuate="onLoad" draw:mime-type="image/png"/><svg:title>TexMaths</svg:title><svg:desc>10§inline§a \in A§svg§600§FALSE§</svg:desc></draw:frame></text:span><text:span text:style-name="T4"><text:s/>y </text:span><text:span text:style-name="T4"><draw:frame text:anchor-type="as-char" svg:y="-0.243cm" draw:z-index="6" draw:style-name="gr10" draw:text-style-name="P6" svg:width="0.83cm" svg:height="0.258cm"><draw:image xlink:href="Pictures/10000E0B0000033E00000102F4D6CFD6.svg" xlink:type="simple" xlink:show="embed" xlink:actuate="onLoad" draw:mime-type="image/svg+xml"><text:p/></draw:image><draw:image xlink:href="Pictures/100000010000001F0000000A482CAB25.png" xlink:type="simple" xlink:show="embed" xlink:actuate="onLoad" draw:mime-type="image/png"/><svg:title>TexMaths</svg:title><svg:desc>10§inline§b \in B§svg§600§FALSE§</svg:desc></draw:frame></text:span><text:span text:style-name="T4">; aRb si y solo si </text:span><text:span text:style-name="T5"><draw:frame text:anchor-type="as-char" svg:y="-0.263cm" draw:z-index="7" draw:style-name="gr9" draw:text-style-name="P6" svg:width="2.872cm" svg:height="0.35cm"><draw:image xlink:href="Pictures/1000330300000B380000015FB21AF676.svg" xlink:type="simple" xlink:show="embed" xlink:actuate="onLoad" draw:mime-type="image/svg+xml"><text:p/></draw:image><draw:image xlink:href="Pictures/100000010000006D0000000D6A95D0A6.png" xlink:type="simple" xlink:show="embed" xlink:actuate="onLoad" draw:mime-type="image/png"/><svg:title>TexMaths</svg:title><svg:desc>10§inline§\forall b \in B, \exists (a, b) \in R§svg§600§FALSE§</svg:desc></draw:frame></text:span><text:span text:style-name="T5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CMU Serif" svg:font-family="'CMU Serif'" style:font-family-generic="roman"/>
    <style:font-face style:name="CMU Serif1" svg:font-family="'CMU Serif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erif" fo:font-family="'CMU Serif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9:58:52.727871223</meta:creation-date>
    <dc:date>2025-04-09T22:09:01.037722947</dc:date>
    <meta:editing-duration>PT22M48S</meta:editing-duration>
    <meta:editing-cycles>1</meta:editing-cycles>
    <meta:document-statistic meta:table-count="0" meta:image-count="0" meta:object-count="0" meta:page-count="1" meta:paragraph-count="20" meta:word-count="246" meta:character-count="1426" meta:non-whitespace-character-count="1192"/>
    <meta:generator>LibreOffice/24.8.5.2$Linux_X86_64 LibreOffice_project/480$Build-2</meta:generator>
  </office:meta>
</office:document-meta>
</file>